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46179E777DD72C08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2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3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officeooo:paragraph-rsid="00222ee8"/>
    </style:style>
    <style:style style:name="P4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c988e" officeooo:paragraph-rsid="001c988e"/>
    </style:style>
    <style:style style:name="P5" style:family="paragraph" style:parent-style-name="Normal_20_Indented">
      <style:paragraph-properties fo:margin-left="0in" fo:margin-right="0in" fo:text-indent="0in" style:auto-text-indent="false"/>
    </style:style>
    <style:style style:name="P6" style:family="paragraph" style:parent-style-name="Normal_20_Indented">
      <style:paragraph-properties fo:margin-left="0in" fo:margin-right="0in" fo:text-indent="0in" style:auto-text-indent="false"/>
      <style:text-properties officeooo:paragraph-rsid="001c988e"/>
    </style:style>
    <style:style style:name="P7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8" style:family="paragraph" style:parent-style-name="Standard">
      <style:paragraph-properties fo:margin-top="0.2083in" fo:margin-bottom="0.2083in" style:contextual-spacing="false" fo:text-align="center" style:justify-single-word="false"/>
    </style:style>
    <style:style style:name="P9" style:family="paragraph" style:parent-style-name="Normal_20_Indented">
      <style:paragraph-properties fo:text-align="center" style:justify-single-word="false"/>
      <style:text-properties fo:language="en" fo:country="GB" officeooo:rsid="0023c4b1" officeooo:paragraph-rsid="0023c4b1"/>
    </style:style>
    <style:style style:name="P10" style:family="paragraph" style:parent-style-name="Normal_20_Indented">
      <style:paragraph-properties fo:margin-left="0in" fo:margin-right="0in" fo:margin-top="0.2083in" fo:margin-bottom="0.2083in" style:contextual-spacing="false" fo:text-align="start" style:justify-single-word="false" fo:text-indent="0in" style:auto-text-indent="false"/>
      <style:text-properties officeooo:rsid="0023c4b1" officeooo:paragraph-rsid="0023c4b1"/>
    </style:style>
    <style:style style:name="P11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12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13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1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19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20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21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22" style:family="paragraph" style:parent-style-name="Normal_20_Indented">
      <style:paragraph-properties fo:margin-left="0in" fo:margin-right="0in" fo:text-indent="0in" style:auto-text-indent="false"/>
      <style:text-properties officeooo:paragraph-rsid="0026de35"/>
    </style:style>
    <style:style style:name="P23" style:family="paragraph" style:parent-style-name="Standard">
      <style:paragraph-properties fo:text-align="end" style:justify-single-word="false"/>
    </style:style>
    <style:style style:name="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4" style:family="text">
      <style:text-properties fo:text-transform="uppercase" fo:language="en" fo:country="GB" style:font-name-complex="Calibri1"/>
    </style:style>
    <style:style style:name="T5" style:family="text">
      <style:text-properties fo:text-transform="uppercase" fo:language="en" fo:country="GB" style:font-name-complex="Calibri1" style:font-size-complex="9pt"/>
    </style:style>
    <style:style style:name="T6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T9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T10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T11" style:family="text">
      <style:text-properties style:font-name="Calibri" fo:language="en" fo:country="GB" style:font-name-complex="Calibri1"/>
    </style:style>
    <style:style style:name="T12" style:family="text">
      <style:text-properties style:font-name="Calibri" fo:font-size="9pt" fo:language="en" fo:country="GB" style:font-size-asian="9pt" style:font-name-complex="Calibri1" style:font-size-complex="9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style:font-name-complex="Calibri1"/>
    </style:style>
    <style:style style:name="T15" style:family="text">
      <style:text-properties officeooo:rsid="0018744b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c988e"/>
    </style:style>
    <style:style style:name="T18" style:family="text">
      <style:text-properties officeooo:rsid="0019e3b0"/>
    </style:style>
    <style:style style:name="T19" style:family="text">
      <style:text-properties officeooo:rsid="001c988e"/>
    </style:style>
    <style:style style:name="T20" style:family="text">
      <style:text-properties officeooo:rsid="00200e04"/>
    </style:style>
    <style:style style:name="T21" style:family="text">
      <style:text-properties officeooo:rsid="0020cb4a"/>
    </style:style>
    <style:style style:name="T22" style:family="text">
      <style:text-properties style:text-underline-style="none" officeooo:rsid="0020cb4a"/>
    </style:style>
    <style:style style:name="T23" style:family="text">
      <style:text-properties officeooo:rsid="0026de35"/>
    </style:style>
    <style:style style:name="T24" style:family="text">
      <style:text-properties officeooo:rsid="0027887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loext:content-control loext:plain-text="true" loext:alias="Title"><text:span text:style-name="T7">Errata</text:span></loext:content-control><text:span text:style-name="T7"/></text:h>
      <text:p text:style-name="P8"/>
      <text:p text:style-name="P10">The following general changes have been applied:</text:p>
      <text:p text:style-name="P10">p 73.” The monochromator consists of a beryllium filter which selects a single neutron wavelength. “ changed to “ The monochromator consists of a highly oriented pyrolytic graphite (HOPG) crystal which selects a single neutron wavelength, where a beryllium filter is used to suppress higher order harmonics that are also reflected by the monochromator.”</text:p>
      <text:p text:style-name="P9"/>
      <text:p text:style-name="P2"><text:span text:style-name="T15">T</text:span>he following two figure references were broken and have been updated:</text:p>
      <text:p text:style-name="P2"/>
      <text:p text:style-name="P19">p.8<text:span text:style-name="T20">3</text:span> “Figure ??” changed to “Figure 8.1”<text:span text:style-name="T7"/></text:p>
      <text:p text:style-name="P21"><text:span text:style-name="T15">p.</text:span>92 “Figure ??” <text:span text:style-name="T15">changed to</text:span> to “Figure 9.2”<text:span text:style-name="T7"/></text:p>
      <text:p text:style-name="P5"/>
      <text:p text:style-name="P4">The following figures have been updated:</text:p>
      <text:p text:style-name="P4"/>
      <text:p text:style-name="P6"><text:span text:style-name="T19">p 33. Figure 3.6. q</text:span><text:span text:style-name="T17">c, Ni</text:span><text:span text:style-name="T19"> </text:span>≈<text:span text:style-name="T19"> 0.2Å changed to q</text:span><text:span text:style-name="T17">c, Ni ≈</text:span><text:span text:style-name="T19"> 0.02 Å.</text:span></text:p>
      <text:p text:style-name="P19">p. 40, <text:span text:style-name="T7"/></text:p>
      <text:p text:style-name="P7">Figure 4.1: “b) Rocking: α<text:span text:style-name="T16">f</text:span> ≠ α<text:span text:style-name="T16">i</text:span>,” changed to “c) Rocking a<text:span text:style-name="T16">f</text:span> ≠ a<text:span text:style-name="T16">i</text:span>, φ<text:span text:style-name="T16">f</text:span> = 0”<text:line-break/>Figure 4.1: “c) GISA<text:span text:style-name="T18">N</text:span>S: α<text:span text:style-name="T16">f</text:span> ≠ 0”, changed to “c) GISAS: φ<text:span text:style-name="T16">f</text:span> ≠ 0”<text:span text:style-name="T7"/></text:p>
      <text:p text:style-name="P22"><text:span text:style-name="T19">p </text:span><text:span text:style-name="T23">8</text:span><text:span text:style-name="T24">6</text:span><text:span text:style-name="T19">. Figure </text:span><text:span text:style-name="T23">8</text:span><text:span text:style-name="T19">.</text:span><text:span text:style-name="T23">3</text:span><text:span text:style-name="T19">. “</text:span><text:span text:style-name="T23">Bright-field TEM” changed to “Dark-field TEM”</text:span></text:p>
      <text:p text:style-name="P22"><text:span text:style-name="T19">p </text:span><text:span text:style-name="T23">8</text:span><text:span text:style-name="T24">6</text:span><text:span text:style-name="T19">. Figure </text:span><text:span text:style-name="T23">8</text:span><text:span text:style-name="T19">.</text:span><text:span text:style-name="T23">3</text:span><text:span text:style-name="T19">. “</text:span><text:span text:style-name="T23">Dark-field TEM” changed to “ Bright-field TEM”</text:span></text:p>
      <text:p text:style-name="P7"/>
      <text:p text:style-name="P3">The following <text:span text:style-name="T21">typesetting changes have been applied:</text:span></text:p>
      <text:p text:style-name="P3"><text:span text:style-name="T21"><text:line-break/></text:span><text:span text:style-name="T22">The figure captions are in a smaller font than the main text as originally intend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Tahoma" style:font-family-complex="Tahoma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46179E777DD72C08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15T14:13:03.747565904</dc:date>
    <meta:editing-cycles>23</meta:editing-cycles>
    <dc:title>Errata</dc:title>
    <meta:editing-duration>PT1H9M4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24" meta:word-count="214" meta:character-count="1357" meta:non-whitespace-character-count="1155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